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Dieta Já</text:span></text:p>
      <text:p text:style-name="P1"><text:span text:style-name="T2"/></text:p>
      <text:p text:style-name="P1"><text:span text:style-name="T3">Descrição do software: O Dieta já é um software que vai disponibilizar ferramentas para a realização de calculos relacionados com a parte nutricional/física, e auxiliar na elaboração e organização de dietas de forma simples e intuitiva. Na plataforma do Dieta Já, o usuário que deseja montar uma dieta será guiado pelas etapas necessárias para chegar a uma dieta personalizada. O primeiro passo será calcular a taxa de metabolismo basal, depois calcular o gasto calórico diário e então calcular os macros da dieta. Após levantados esses dados, você pode montar sua dieta semanal. Uma tabela com 7 colunas, representando os sete dias da semana, irá aparecer e será possível incluir a quantidade de refeições que quiser em cada coluna, assim como incluir os alimentos que quiser em cada refeição, ao incluir um alimento automaticamente os seus macronutrientes serão adicionados ao total do dia na parte inferior da coluna. O objetivo é o usuário montar a dieta buscando atingir a quantidade de macronutrientes estimada para o seu objetivo. Após montada a dieta, a plataforma oferecerá uma ferramenta para calcular os gastos mensais com a dieta, a plataforma fará um levantamento de acordo com a dieta montada, das quantidades de cada alimento e então o usuário poderá incluir o preço que paga nos alimentos, e então a ferramenta informa o valor mensal com a dieta estipulada.</text:span></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